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MessageExchangeProcessor.DynamicMessageExchangeProcessor( T service , Delivery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MessageExchangeProcessor.invoke( InOnly m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ynamicMessageExchangeProcessor.invoke( InOut m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